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1.554cm" fo:min-width="3.6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72cm" fo:min-width="4.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469cm" fo:min-width="1.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012cm" fo:min-width="2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012cm" fo:min-width="2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515cm" fo:min-width="2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954cm" fo:min-width="2.4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106cm" fo:min-width="2.7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254cm" fo:min-width="3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svg:width="3.784cm" svg:height="1.721cm" svg:x="0.669cm" svg:y="4.2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2" draw:style-name="gr2" svg:width="4.261cm" svg:height="1.853cm" svg:x="11.913cm" svg:y="4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3" draw:style-name="gr3" svg:width="3.017cm" svg:height="2.938cm" svg:x="6.913cm" svg:y="3.74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Forma4" draw:style-name="gr4" draw:text-style-name="P1" svg:x1="11.913cm" svg:y1="5.145cm" svg:x2="9.77cm" svg:y2="5.224cm"><text:p/></draw:line><draw:line text:anchor-type="paragraph" draw:z-index="4" draw:name="Forma5" draw:style-name="gr4" draw:text-style-name="P1" svg:x1="6.913cm" svg:y1="5.225cm" svg:x2="4.452cm" svg:y2="5.119cm"><text:p/></draw:line><draw:line text:anchor-type="paragraph" draw:z-index="5" draw:name="Forma6" draw:style-name="gr4" draw:text-style-name="P1" svg:x1="0.907cm" svg:y1="4.299cm" svg:x2="-0.575cm" svg:y2="2.473cm"><text:p/></draw:line><draw:custom-shape text:anchor-type="paragraph" draw:z-index="6" draw:name="Forma7" draw:style-name="gr5" svg:width="3.414cm" svg:height="1.43cm" svg:x="-1.819cm" svg:y="1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Forma8" draw:style-name="gr6" draw:text-style-name="P2" svg:width="3.308cm" svg:height="1.721cm" svg:x="0.907cm" svg:y="4.537cm"><draw:text-box><text:p/><text:p>Departament</text:p></draw:text-box></draw:frame><draw:frame text:anchor-type="paragraph" draw:z-index="8" draw:name="Forma9" draw:style-name="gr7" draw:text-style-name="P2" svg:width="2.673cm" svg:height="0.795cm" svg:x="-0.787cm" svg:y="1.626cm"><draw:text-box><text:p>Nom</text:p></draw:text-box></draw:frame><draw:custom-shape text:anchor-type="paragraph" draw:z-index="9" draw:name="Forma10" draw:style-name="gr8" svg:width="3.493cm" svg:height="1.43cm" svg:x="2.441cm" svg:y="1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Forma11" draw:style-name="gr4" draw:text-style-name="P1" svg:x1="2.97cm" svg:y1="4.298cm" svg:x2="3.499cm" svg:y2="2.605cm"><text:p/></draw:line><draw:frame text:anchor-type="paragraph" draw:z-index="11" draw:name="Forma12" draw:style-name="gr9" draw:text-style-name="P2" svg:width="2.62cm" svg:height="0.742cm" svg:x="3.5cm" svg:y="1.864cm"><draw:text-box><text:p>director</text:p></draw:text-box></draw:frame><draw:custom-shape text:anchor-type="paragraph" draw:z-index="12" draw:name="Forma13" draw:style-name="gr10" svg:width="3.784cm" svg:height="2.144cm" svg:x="-1.448cm" svg:y="6.7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" draw:name="Forma14" draw:style-name="gr11" draw:text-style-name="P2" svg:width="2.461cm" svg:height="1.588cm" svg:x="-0.84cm" svg:y="7.527cm"><draw:text-box><text:p>empleats</text:p></draw:text-box></draw:frame><draw:line text:anchor-type="paragraph" draw:z-index="14" draw:name="Forma15" draw:style-name="gr4" draw:text-style-name="P1" svg:x1="1.753cm" svg:y1="7.156cm" svg:x2="1.621cm" svg:y2="6.018cm"><text:p/></draw:line><draw:frame text:anchor-type="paragraph" draw:z-index="15" draw:name="Forma16" draw:style-name="gr12" draw:text-style-name="P2" svg:width="3.864cm" svg:height="1.377cm" svg:x="12.892cm" svg:y="4.748cm"><draw:text-box><text:p>Empleats</text:p></draw:text-box></draw:frame><draw:line text:anchor-type="paragraph" draw:z-index="16" draw:name="Forma17" draw:style-name="gr4" draw:text-style-name="P1" svg:x1="15.988cm" svg:y1="4.272cm" svg:x2="16.173cm" svg:y2="2.579cm"><text:p/></draw:line><draw:line text:anchor-type="paragraph" draw:z-index="17" draw:name="Forma18" draw:style-name="gr4" draw:text-style-name="P1" svg:x1="13.078cm" svg:y1="4.272cm" svg:x2="12.919cm" svg:y2="2.632cm"><text:p/></draw:line><draw:line text:anchor-type="paragraph" draw:z-index="18" draw:name="Forma19" draw:style-name="gr4" draw:text-style-name="P1" svg:x1="14.718cm" svg:y1="6.124cm" svg:x2="15.3cm" svg:y2="8.082cm"><text:p/></draw:line><draw:custom-shape text:anchor-type="paragraph" draw:z-index="19" draw:name="Forma20" draw:style-name="gr13" svg:width="3.414cm" svg:height="1.35cm" svg:x="11.014cm" svg:y="1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21" draw:style-name="gr14" svg:width="3.837cm" svg:height="1.562cm" svg:x="15.115cm" svg:y="1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22" draw:style-name="gr15" svg:width="4.472cm" svg:height="1.773cm" svg:x="13.157cm" svg:y="7.3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Forma23" draw:style-name="gr16" draw:text-style-name="P2" svg:width="2.673cm" svg:height="0.9cm" svg:x="11.437cm" svg:y="1.653cm"><draw:text-box><text:p>director</text:p></draw:text-box></draw:frame><draw:frame text:anchor-type="paragraph" draw:z-index="23" draw:name="Forma24" draw:style-name="gr17" draw:text-style-name="P2" svg:width="2.911cm" svg:height="1.43cm" svg:x="15.591cm" svg:y="1.732cm"><draw:text-box><text:p>categori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05:20.557984891</meta:creation-date>
    <dc:date>2018-09-24T14:24:23.789349371</dc:date>
    <meta:editing-duration>PT7M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